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P2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style:font-name="Times New Roman" style:font-name-complex="Times New Roman"/>
    </style:style>
    <style:style style:name="P4" style:parent-style-name="Normal" style:list-style-name="LFO1" style:family="paragraph"/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" style:parent-style-name="DefaultParagraphFont" style:family="text">
      <style:text-properties style:font-name="Times New Roman" style:font-name-complex="Times New Roman"/>
    </style:style>
    <style:style style:name="P7" style:parent-style-name="Normal" style:list-style-name="LFO1" style:family="paragraph"/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" style:parent-style-name="DefaultParagraphFont" style:family="text">
      <style:text-properties style:font-name="Times New Roman" style:font-name-complex="Times New Roman"/>
    </style:style>
    <style:style style:name="T10" style:parent-style-name="DefaultParagraphFont" style:family="text">
      <style:text-properties style:font-name="Times New Roman" style:font-name-complex="Times New Roman"/>
    </style:style>
    <style:style style:name="T11" style:parent-style-name="DefaultParagraphFont" style:family="text">
      <style:text-properties style:font-name="Times New Roman" style:font-name-complex="Times New Roman"/>
    </style:style>
    <style:style style:name="P12" style:parent-style-name="Normal" style:list-style-name="LFO1" style:family="paragraph"/>
    <style:style style:name="T1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4" style:parent-style-name="DefaultParagraphFont" style:family="text">
      <style:text-properties style:font-name="Times New Roman" style:font-name-complex="Times New Roman"/>
    </style:style>
    <style:style style:name="P15" style:parent-style-name="Normal" style:list-style-name="LFO1" style:family="paragraph"/>
    <style:style style:name="T1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7" style:parent-style-name="DefaultParagraphFont" style:family="text">
      <style:text-properties style:font-name="Times New Roman" style:font-name-complex="Times New Roman"/>
    </style:style>
    <style:style style:name="P18" style:parent-style-name="Normal" style:list-style-name="LFO1" style:family="paragraph"/>
    <style:style style:name="T1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0" style:parent-style-name="DefaultParagraphFont" style:family="text">
      <style:text-properties style:font-name="Times New Roman" style:font-name-complex="Times New Roman"/>
    </style:style>
    <style:style style:name="P21" style:parent-style-name="Normal" style:list-style-name="LFO1" style:family="paragraph"/>
    <style:style style:name="T22" style:parent-style-name="DefaultParagraphFont" style:family="text">
      <style:text-properties style:font-name="Times New Roman" style:font-name-complex="Times New Roman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P25" style:parent-style-name="Normal" style:list-style-name="LFO1" style:family="paragraph"/>
    <style:style style:name="T26" style:parent-style-name="DefaultParagraphFont" style:family="text">
      <style:text-properties style:font-name="Times New Roman" style:font-name-complex="Times New Roman"/>
    </style:style>
    <style:style style:name="T2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P2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IN"/>
    </style:style>
    <style:style style:name="P30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31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32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33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34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35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36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37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38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39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40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41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42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43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44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45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46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47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48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49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50" style:parent-style-name="Normal" style:family="paragraph">
      <style:text-properties style:font-name="Times New Roman" style:font-name-complex="Times New Roman"/>
    </style:style>
    <style:style style:name="P51" style:parent-style-name="Normal" style:list-style-name="LFO2" style:family="paragraph"/>
    <style:style style:name="T5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3" style:parent-style-name="DefaultParagraphFont" style:family="text">
      <style:text-properties style:font-name="Times New Roman" style:font-name-complex="Times New Roman"/>
    </style:style>
    <style:style style:name="P54" style:parent-style-name="Normal" style:list-style-name="LFO2" style:family="paragraph"/>
    <style:style style:name="T5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6" style:parent-style-name="DefaultParagraphFont" style:family="text">
      <style:text-properties style:font-name="Times New Roman" style:font-name-complex="Times New Roman"/>
    </style:style>
    <style:style style:name="P57" style:parent-style-name="Normal" style:list-style-name="LFO2" style:family="paragraph"/>
    <style:style style:name="T5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9" style:parent-style-name="DefaultParagraphFont" style:family="text">
      <style:text-properties style:font-name="Times New Roman" style:font-name-complex="Times New Roman"/>
    </style:style>
    <style:style style:name="P60" style:parent-style-name="Normal" style:list-style-name="LFO2" style:family="paragraph"/>
    <style:style style:name="T6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2" style:parent-style-name="DefaultParagraphFont" style:family="text">
      <style:text-properties style:font-name="Times New Roman" style:font-name-complex="Times New Roman"/>
    </style:style>
    <style:style style:name="P63" style:parent-style-name="Normal" style:list-style-name="LFO2" style:family="paragraph"/>
    <style:style style:name="T6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5" style:parent-style-name="DefaultParagraphFont" style:family="text">
      <style:text-properties style:font-name="Times New Roman" style:font-name-complex="Times New Roman"/>
    </style:style>
    <style:style style:name="P66" style:parent-style-name="Normal" style:list-style-name="LFO2" style:family="paragraph"/>
    <style:style style:name="T6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8" style:parent-style-name="DefaultParagraphFont" style:family="text">
      <style:text-properties style:font-name="Times New Roman" style:font-name-complex="Times New Roman"/>
    </style:style>
    <style:style style:name="P69" style:parent-style-name="Normal" style:list-style-name="LFO2" style:family="paragraph"/>
    <style:style style:name="T7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1" style:parent-style-name="DefaultParagraphFont" style:family="text">
      <style:text-properties style:font-name="Times New Roman" style:font-name-complex="Times New Roman"/>
    </style:style>
    <style:style style:name="P72" style:parent-style-name="Normal" style:list-style-name="LFO2" style:family="paragraph"/>
    <style:style style:name="T7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4" style:parent-style-name="DefaultParagraphFont" style:family="text">
      <style:text-properties style:font-name="Times New Roman" style:font-name-complex="Times New Roman"/>
    </style:style>
    <style:style style:name="P75" style:parent-style-name="Normal" style:list-style-name="LFO2" style:family="paragraph"/>
    <style:style style:name="T7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7" style:parent-style-name="DefaultParagraphFont" style:family="text">
      <style:text-properties style:font-name="Times New Roman" style:font-name-complex="Times New Roman"/>
    </style:style>
    <style:style style:name="P78" style:parent-style-name="Normal" style:list-style-name="LFO2" style:family="paragraph"/>
    <style:style style:name="T7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0" style:parent-style-name="DefaultParagraphFont" style:family="text">
      <style:text-properties style:font-name="Times New Roman" style:font-name-complex="Times New Roman"/>
    </style:style>
    <style:style style:name="P81" style:parent-style-name="Normal" style:list-style-name="LFO2" style:family="paragraph"/>
    <style:style style:name="T8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3" style:parent-style-name="DefaultParagraphFont" style:family="text">
      <style:text-properties style:font-name="Times New Roman" style:font-name-complex="Times New Roman"/>
    </style:style>
    <style:style style:name="P84" style:parent-style-name="Normal" style:list-style-name="LFO2" style:family="paragraph"/>
    <style:style style:name="T8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6" style:parent-style-name="DefaultParagraphFont" style:family="text">
      <style:text-properties style:font-name="Times New Roman" style:font-name-complex="Times New Roman"/>
    </style:style>
    <style:style style:name="P87" style:parent-style-name="Normal" style:list-style-name="LFO2" style:family="paragraph"/>
    <style:style style:name="T8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9" style:parent-style-name="DefaultParagraphFont" style:family="text">
      <style:text-properties style:font-name="Times New Roman" style:font-name-complex="Times New Roman"/>
    </style:style>
    <style:style style:name="P90" style:parent-style-name="Normal" style:list-style-name="LFO2" style:family="paragraph"/>
    <style:style style:name="T9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2" style:parent-style-name="DefaultParagraphFont" style:family="text">
      <style:text-properties style:font-name="Times New Roman" style:font-name-complex="Times New Roman"/>
    </style:style>
    <style:style style:name="P9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IN"/>
    </style:style>
    <style:style style:name="P9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9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9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9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9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9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0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0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102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3" style:parent-style-name="Normal" style:family="paragraph">
      <style:text-properties style:font-name="Times New Roman" style:font-name-complex="Times New Roman"/>
    </style:style>
    <style:style style:name="P104" style:parent-style-name="Normal" style:list-style-name="LFO3" style:family="paragraph"/>
    <style:style style:name="T10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06" style:parent-style-name="DefaultParagraphFont" style:family="text">
      <style:text-properties style:font-name="Times New Roman" style:font-name-complex="Times New Roman"/>
    </style:style>
    <style:style style:name="P107" style:parent-style-name="Normal" style:list-style-name="LFO3" style:family="paragraph"/>
    <style:style style:name="T10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09" style:parent-style-name="DefaultParagraphFont" style:family="text">
      <style:text-properties style:font-name="Times New Roman" style:font-name-complex="Times New Roman"/>
    </style:style>
    <style:style style:name="P110" style:parent-style-name="Normal" style:list-style-name="LFO3" style:family="paragraph"/>
    <style:style style:name="T11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12" style:parent-style-name="DefaultParagraphFont" style:family="text">
      <style:text-properties style:font-name="Times New Roman" style:font-name-complex="Times New Roman"/>
    </style:style>
    <style:style style:name="P113" style:parent-style-name="Normal" style:list-style-name="LFO3" style:family="paragraph"/>
    <style:style style:name="T11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15" style:parent-style-name="DefaultParagraphFont" style:family="text">
      <style:text-properties style:font-name="Times New Roman" style:font-name-complex="Times New Roman"/>
    </style:style>
    <style:style style:name="P116" style:parent-style-name="Normal" style:list-style-name="LFO3" style:family="paragraph"/>
    <style:style style:name="T11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18" style:parent-style-name="DefaultParagraphFont" style:family="text">
      <style:text-properties style:font-name="Times New Roman" style:font-name-complex="Times New Roman"/>
    </style:style>
    <style:style style:name="P119" style:parent-style-name="Normal" style:list-style-name="LFO3" style:family="paragraph"/>
    <style:style style:name="T12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21" style:parent-style-name="DefaultParagraphFont" style:family="text">
      <style:text-properties style:font-name="Times New Roman" style:font-name-complex="Times New Roman"/>
    </style:style>
    <style:style style:name="P122" style:parent-style-name="Normal" style:list-style-name="LFO3" style:family="paragraph"/>
    <style:style style:name="T12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24" style:parent-style-name="DefaultParagraphFont" style:family="text">
      <style:text-properties style:font-name="Times New Roman" style:font-name-complex="Times New Roman"/>
    </style:style>
    <style:style style:name="P125" style:parent-style-name="Normal" style:list-style-name="LFO3" style:family="paragraph"/>
    <style:style style:name="T12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27" style:parent-style-name="DefaultParagraphFont" style:family="text">
      <style:text-properties style:font-name="Times New Roman" style:font-name-complex="Times New Roman"/>
    </style:style>
    <style:style style:name="P128" style:parent-style-name="Normal" style:list-style-name="LFO3" style:family="paragraph"/>
    <style:style style:name="T12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30" style:parent-style-name="DefaultParagraphFont" style:family="text">
      <style:text-properties style:font-name="Times New Roman" style:font-name-complex="Times New Roman"/>
    </style:style>
    <style:style style:name="P131" style:parent-style-name="Normal" style:list-style-name="LFO3" style:family="paragraph"/>
    <style:style style:name="T13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33" style:parent-style-name="DefaultParagraphFont" style:family="text">
      <style:text-properties style:font-name="Times New Roman" style:font-name-complex="Times New Roman"/>
    </style:style>
    <style:style style:name="P134" style:parent-style-name="Normal" style:list-style-name="LFO3" style:family="paragraph"/>
    <style:style style:name="T13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36" style:parent-style-name="DefaultParagraphFont" style:family="text">
      <style:text-properties style:font-name="Times New Roman" style:font-name-complex="Times New Roman"/>
    </style:style>
    <style:style style:name="P137" style:parent-style-name="Normal" style:list-style-name="LFO3" style:family="paragraph"/>
    <style:style style:name="T13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39" style:parent-style-name="DefaultParagraphFont" style:family="text">
      <style:text-properties style:font-name="Times New Roman" style:font-name-complex="Times New Roman"/>
    </style:style>
    <style:style style:name="P140" style:parent-style-name="Normal" style:list-style-name="LFO3" style:family="paragraph"/>
    <style:style style:name="T14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42" style:parent-style-name="DefaultParagraphFont" style:family="text">
      <style:text-properties style:font-name="Times New Roman" style:font-name-complex="Times New Roman"/>
    </style:style>
    <style:style style:name="P143" style:parent-style-name="Normal" style:list-style-name="LFO3" style:family="paragraph"/>
    <style:style style:name="T14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45" style:parent-style-name="DefaultParagraphFont" style:family="text">
      <style:text-properties style:font-name="Times New Roman" style:font-name-complex="Times New Roman"/>
    </style:style>
    <style:style style:name="P146" style:parent-style-name="Normal" style:list-style-name="LFO3" style:family="paragraph"/>
    <style:style style:name="T14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48" style:parent-style-name="DefaultParagraphFont" style:family="text">
      <style:text-properties style:font-name="Times New Roman" style:font-name-complex="Times New Roman"/>
    </style:style>
    <style:style style:name="P14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IN"/>
    </style:style>
    <style:style style:name="P150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51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52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53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54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55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56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57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58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59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60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61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62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63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64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65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66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67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68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69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70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71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72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73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74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75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76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77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78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79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 style:font-name-complex="Times New Roman"/>
    </style:style>
    <style:style style:name="P180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</style:style>
    <style:style style:name="T181" style:parent-style-name="DefaultParagraphFont" style:family="text">
      <style:text-properties style:font-name="Times New Roman" style:font-name-complex="Times New Roman"/>
    </style:style>
  </office:automatic-styles>
  <office:body>
    <office:text text:use-soft-page-breaks="true">
      <text:p text:style-name="P1">DYNAMICPAGEAPP</text:p>
      <text:p text:style-name="P2">Level 0 DFD</text:p>
      <text:p text:style-name="P3">This level shows the entire system as a single process and the external entities interacting with it.</text:p>
      <text:list text:style-name="LFO1" text:continue-numbering="true">
        <text:list-item>
          <text:p text:style-name="P4"><text:span text:style-name="T5">External Entities</text:span><text:span text:style-name="T6">:<text:s/></text:span></text:p>
          <text:list text:continue-numbering="true">
            <text:list-item>
              <text:p text:style-name="P7"><text:span text:style-name="T8">User</text:span><text:span text:style-name="T9">: Interacts with the app by navigating between pages (Home, About</text:span><text:span text:style-name="T10"><text:s/>and</text:span><text:span text:style-name="T11"><text:s/>Contact).</text:span></text:p>
            </text:list-item>
          </text:list>
        </text:list-item>
        <text:list-item>
          <text:p text:style-name="P12"><text:span text:style-name="T13">System</text:span><text:span text:style-name="T14">:<text:s/></text:span></text:p>
          <text:list text:continue-numbering="true">
            <text:list-item>
              <text:p text:style-name="P15"><text:span text:style-name="T16">App (React App)</text:span><text:span text:style-name="T17">: Main system where all the data flows from external sources to the pages.</text:span></text:p>
            </text:list-item>
          </text:list>
        </text:list-item>
        <text:list-item>
          <text:p text:style-name="P18"><text:span text:style-name="T19">Data Flows</text:span><text:span text:style-name="T20">:<text:s/></text:span></text:p>
          <text:list text:continue-numbering="true">
            <text:list-item>
              <text:p text:style-name="P21"><text:span text:style-name="T22">The<text:s/></text:span><text:span text:style-name="T23">User</text:span><text:span text:style-name="T24"><text:s/>interacts with the app through navigation and makes requests.</text:span></text:p>
            </text:list-item>
            <text:list-item>
              <text:p text:style-name="P25"><text:span text:style-name="T26">The<text:s/></text:span><text:span text:style-name="T27">App</text:span><text:span text:style-name="T28"><text:s/>serves different components based on the navigation request.</text:span></text:p>
            </text:list-item>
          </text:list>
        </text:list-item>
      </text:list>
      <text:h text:style-name="P29" text:outline-level="4">Level 0 (Context Diagram):</text:h>
      <text:h text:style-name="P30" text:outline-level="4">+----------------+ <text:s text:c="7"/>+--------------------+</text:h>
      <text:h text:style-name="P31" text:outline-level="4">| <text:s text:c="3"/>User <text:s text:c="4"/>|<text:s text:c="5"/>----&gt;<text:s text:c="5"/>| <text:s text:c="2"/><text:s/><text:s/>App <text:s text:c="5"/>|</text:h>
      <text:h text:style-name="P32" text:outline-level="4">+----------------+ <text:s text:c="7"/>+--------------------+</text:h>
      <text:h text:style-name="P33" text:outline-level="4">|</text:h>
      <text:h text:style-name="P34" text:outline-level="4">| (Navigates to Pages)</text:h>
      <text:h text:style-name="P35" text:outline-level="4">|</text:h>
      <text:h text:style-name="P36" text:outline-level="4">+-----------+</text:h>
      <text:h text:style-name="P37" text:outline-level="4">| Home<text:s/><text:s/>|</text:h>
      <text:h text:style-name="P38" text:outline-level="4">+-----------+</text:h>
      <text:h text:style-name="P39" text:outline-level="4">|</text:h>
      <text:h text:style-name="P40" text:outline-level="4">+-----------+</text:h>
      <text:h text:style-name="P41" text:outline-level="4">| About <text:s text:c="4"/>|</text:h>
      <text:h text:style-name="P42" text:outline-level="4">+-----------+</text:h>
      <text:h text:style-name="P43" text:outline-level="4">|</text:h>
      <text:h text:style-name="P44" text:outline-level="4"/>
      <text:h text:style-name="P45" text:outline-level="4"/>
      <text:soft-page-break/>
      <text:h text:style-name="P46" text:outline-level="4">+-----------+</text:h>
      <text:h text:style-name="P47" text:outline-level="4">| Contact <text:s text:c="2"/>|</text:h>
      <text:h text:style-name="P48" text:outline-level="4">+-----------+</text:h>
      <text:p text:style-name="P49">Level 1 DFD (Decomposition of App):</text:p>
      <text:p text:style-name="P50">This level breaks down the app into its individual components and shows the data flow between them.</text:p>
      <text:list text:style-name="LFO2" text:continue-numbering="true">
        <text:list-item>
          <text:p text:style-name="P51"><text:span text:style-name="T52">Processes</text:span><text:span text:style-name="T53">:</text:span></text:p>
          <text:list text:continue-numbering="true">
            <text:list-item>
              <text:p text:style-name="P54"><text:span text:style-name="T55">Home Component</text:span><text:span text:style-name="T56">: Displays the welcome message and other static content.</text:span></text:p>
            </text:list-item>
            <text:list-item>
              <text:p text:style-name="P57"><text:span text:style-name="T58">About Component</text:span><text:span text:style-name="T59">: Displays about page content.</text:span></text:p>
            </text:list-item>
            <text:list-item>
              <text:p text:style-name="P60"><text:span text:style-name="T61">Contact Component</text:span><text:span text:style-name="T62">: Displays contact information.</text:span></text:p>
            </text:list-item>
          </text:list>
        </text:list-item>
        <text:list-item>
          <text:p text:style-name="P63"><text:span text:style-name="T64">Data Stores</text:span><text:span text:style-name="T65">:</text:span></text:p>
          <text:list text:continue-numbering="true">
            <text:list-item>
              <text:p text:style-name="P66"><text:span text:style-name="T67">Post API (JSONPlaceholder)</text:span><text:span text:style-name="T68">: A data store for fetching posts from the API, used by the Post component.</text:span></text:p>
            </text:list-item>
          </text:list>
        </text:list-item>
        <text:list-item>
          <text:p text:style-name="P69"><text:span text:style-name="T70">External Entities</text:span><text:span text:style-name="T71">:</text:span></text:p>
          <text:list text:continue-numbering="true">
            <text:list-item>
              <text:p text:style-name="P72"><text:span text:style-name="T73">User</text:span><text:span text:style-name="T74">: Interacts with the application through links and URLs.</text:span></text:p>
            </text:list-item>
            <text:list-item>
              <text:p text:style-name="P75"><text:span text:style-name="T76">API (JSONPlaceholder)</text:span><text:span text:style-name="T77">: Provides data for individual posts.</text:span></text:p>
            </text:list-item>
          </text:list>
        </text:list-item>
        <text:list-item>
          <text:p text:style-name="P78"><text:span text:style-name="T79">Data Flows</text:span><text:span text:style-name="T80">:</text:span></text:p>
          <text:list text:continue-numbering="true">
            <text:list-item>
              <text:p text:style-name="P81"><text:span text:style-name="T82">User → App</text:span><text:span text:style-name="T83">: Sends requests for specific pages via URL (e.g., /, /about, /contact, /post/:id).</text:span></text:p>
            </text:list-item>
            <text:list-item>
              <text:p text:style-name="P84"><text:span text:style-name="T85">App → Home</text:span><text:span text:style-name="T86">: Sends data to render the home page.</text:span></text:p>
            </text:list-item>
            <text:list-item>
              <text:p text:style-name="P87"><text:span text:style-name="T88">App → About</text:span><text:span text:style-name="T89">: Sends data to render the about page.</text:span></text:p>
            </text:list-item>
            <text:list-item>
              <text:p text:style-name="P90"><text:span text:style-name="T91">App → Contact</text:span><text:span text:style-name="T92">: Sends data to render the contact page.</text:span></text:p>
            </text:list-item>
          </text:list>
        </text:list-item>
      </text:list>
      <text:h text:style-name="P93" text:outline-level="4">Level 1 (App Decomposition):</text:h>
      <text:h text:style-name="P94" text:outline-level="4">+---------------------+ <text:s text:c="4"/>+--------------------+ <text:s text:c="3"/><text:s text:c="2"/>+----------------+</text:h>
      <text:h text:style-name="P95" text:outline-level="4">| <text:s text:c="3"/>User <text:s text:c="12"/>|<text:s text:c="4"/>--&gt;<text:s/>| <text:s text:c="3"/>App (React) <text:s text:c="4"/>|<text:s/>--&gt;<text:s/>| <text:s text:c="3"/>Post API <text:s text:c="3"/>|</text:h>
      <text:h text:style-name="P96" text:outline-level="4">+---------------------+ <text:s text:c="4"/>+--------------------+ <text:s text:c="3"/><text:s text:c="2"/>+----------------+</text:h>
      <text:h text:style-name="P97" text:outline-level="4"><text:s text:c="6"/>|<text:s text:c="2"/><text:s text:c="2"/>| <text:s text:c="17"/><text:s text:c="4"/><text:s/>| <text:s text:c="4"/><text:s text:c="12"/><text:s/>| <text:s text:c="6"/><text:s text:c="2"/><text:s text:c="6"/></text:h>
      <text:h text:style-name="P98" text:outline-level="4"><text:s text:c="5"/>v <text:s/>v <text:s text:c="18"/><text:s text:c="5"/>v <text:s text:c="3"/><text:s text:c="11"/><text:s/>v <text:s text:c="12"/></text:h>
      <text:h text:style-name="P99" text:outline-level="4"><text:s text:c="4"/>+--------+ <text:s/><text:s text:c="2"/>+----------+ <text:s/><text:s text:c="2"/>+----------+ <text:s text:c="2"/><text:s text:c="2"/><text:s text:c="3"/></text:h>
      <text:h text:style-name="P100" text:outline-level="4"><text:s text:c="4"/>| <text:s/>Home <text:s/>|<text:s/><text:s/><text:s/>| <text:s/>About <text:s text:c="2"/>|<text:s/><text:s text:c="2"/><text:s/>| <text:s/>Contact | <text:s text:c="2"/><text:s text:c="4"/><text:s text:c="3"/></text:h>
      <text:h text:style-name="P101" text:outline-level="4"><text:s text:c="4"/>+--------+ <text:s/><text:s text:c="2"/>+----------+ <text:s/><text:s text:c="2"/>+----------+ <text:s text:c="2"/><text:s text:c="2"/><text:s text:c="2"/></text:h>
      <text:soft-page-break/>
      <text:p text:style-name="P102">Level 2 DFD (Decomposition of Post Process):</text:p>
      <text:p text:style-name="P103">This level breaks down the Post component and the specific steps that occur when a post is requested.</text:p>
      <text:list text:style-name="LFO3" text:continue-numbering="true">
        <text:list-item>
          <text:p text:style-name="P104"><text:span text:style-name="T105">Processes</text:span><text:span text:style-name="T106">:</text:span></text:p>
          <text:list text:continue-numbering="true">
            <text:list-item>
              <text:p text:style-name="P107"><text:span text:style-name="T108">Fetch Post Data</text:span><text:span text:style-name="T109">: This is the logic inside the useEffect hook that fetches the post from the API.</text:span></text:p>
            </text:list-item>
            <text:list-item>
              <text:p text:style-name="P110"><text:span text:style-name="T111">Render Post</text:span><text:span text:style-name="T112">: This process renders the post title and body once the data is fetched.</text:span></text:p>
            </text:list-item>
          </text:list>
        </text:list-item>
        <text:list-item>
          <text:p text:style-name="P113"><text:span text:style-name="T114">Data Stores</text:span><text:span text:style-name="T115">:</text:span></text:p>
          <text:list text:continue-numbering="true">
            <text:list-item>
              <text:p text:style-name="P116"><text:span text:style-name="T117">Post API</text:span><text:span text:style-name="T118">: Data source for fetching individual posts.</text:span></text:p>
            </text:list-item>
          </text:list>
        </text:list-item>
        <text:list-item>
          <text:p text:style-name="P119"><text:span text:style-name="T120">External Entities</text:span><text:span text:style-name="T121">:</text:span></text:p>
          <text:list text:continue-numbering="true">
            <text:list-item>
              <text:p text:style-name="P122"><text:span text:style-name="T123">User</text:span><text:span text:style-name="T124">: Triggers the request to view a specific post by clicking on a link (e.g., /post/1).</text:span></text:p>
            </text:list-item>
            <text:list-item>
              <text:p text:style-name="P125"><text:span text:style-name="T126">API (JSONPlaceholder)</text:span><text:span text:style-name="T127">: Provides post data when requested.</text:span></text:p>
            </text:list-item>
          </text:list>
        </text:list-item>
        <text:list-item>
          <text:p text:style-name="P128"><text:span text:style-name="T129">Data Flows</text:span><text:span text:style-name="T130">:</text:span></text:p>
          <text:list text:continue-numbering="true">
            <text:list-item>
              <text:p text:style-name="P131"><text:span text:style-name="T132">User → Post Component</text:span><text:span text:style-name="T133">: The user navigates to a post (e.g., /post/1).</text:span></text:p>
            </text:list-item>
            <text:list-item>
              <text:p text:style-name="P134"><text:span text:style-name="T135">Post Component → Fetch Post Data</text:span><text:span text:style-name="T136">: The Post component fetches data from the API based on the id.</text:span></text:p>
            </text:list-item>
            <text:list-item>
              <text:p text:style-name="P137"><text:span text:style-name="T138">Fetch Post Data → Post API</text:span><text:span text:style-name="T139">: Sends a request to the API using the id.</text:span></text:p>
            </text:list-item>
            <text:list-item>
              <text:p text:style-name="P140"><text:span text:style-name="T141">Post API → Fetch Post Data</text:span><text:span text:style-name="T142">: The API responds with the requested post data.</text:span></text:p>
            </text:list-item>
            <text:list-item>
              <text:p text:style-name="P143"><text:span text:style-name="T144">Fetch Post Data → Post Component</text:span><text:span text:style-name="T145">: The Post component receives the data.</text:span></text:p>
            </text:list-item>
            <text:list-item>
              <text:p text:style-name="P146"><text:span text:style-name="T147">Post Component → Render Post</text:span><text:span text:style-name="T148">: The Post component renders the post title and body for the user.</text:span></text:p>
            </text:list-item>
          </text:list>
        </text:list-item>
      </text:list>
      <text:h text:style-name="P149" text:outline-level="4">Level 2 (Post Component Process):</text:h>
      <text:p text:style-name="P150">+-----------------------+</text:p>
      <text:p text:style-name="P151">|<text:s text:c="9"/><text:s/>User <text:s text:c="12"/>|</text:p>
      <text:p text:style-name="P152">+-----------------------+</text:p>
      <text:p text:style-name="P153">|</text:p>
      <text:p text:style-name="P154">v</text:p>
      <text:p text:style-name="P155">+--------------------+</text:p>
      <text:p text:style-name="P156">|<text:s/><text:s/>Post Component <text:s text:c="2"/>|</text:p>
      <text:p text:style-name="P157">+--------------------+</text:p>
      <text:p text:style-name="P158">|</text:p>
      <text:p text:style-name="P159">V</text:p>
      <text:p text:style-name="P160"/>
      <text:p text:style-name="P161"/>
      <text:soft-page-break/>
      <text:p text:style-name="P162">+------------------------+</text:p>
      <text:p text:style-name="P163">|<text:s/><text:s text:c="2"/>Fetch Post Data <text:s text:c="2"/>|</text:p>
      <text:p text:style-name="P164">+------------------------+</text:p>
      <text:p text:style-name="P165">|</text:p>
      <text:p text:style-name="P166">v</text:p>
      <text:p text:style-name="P167">+------------------------+</text:p>
      <text:p text:style-name="P168">| <text:s text:c="2"/>Post API <text:s text:c="2"/>|</text:p>
      <text:p text:style-name="P169">+------------------------+</text:p>
      <text:p text:style-name="P170"/>
      <text:p text:style-name="P171">|</text:p>
      <text:p text:style-name="P172">v</text:p>
      <text:p text:style-name="P173">+------------------------+</text:p>
      <text:p text:style-name="P174">|<text:s/><text:s/>Post Component<text:s text:c="2"/>|</text:p>
      <text:p text:style-name="P175">+------------------------+</text:p>
      <text:p text:style-name="P176">|</text:p>
      <text:p text:style-name="P177">v</text:p>
      <text:p text:style-name="P178">+------------------------+</text:p>
      <text:p text:style-name="P179">|<text:s/><text:s/>Render Post |</text:p>
      <text:p text:style-name="P180"><text:span text:style-name="T181">+------------------------+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URAGHA P</meta:initial-creator>
    <dc:creator>ANURAGHA P</dc:creator>
    <meta:creation-date>2025-03-11T13:20:00Z</meta:creation-date>
    <dc:date>2025-03-11T13:20:00Z</dc:date>
    <meta:template xlink:href="Normal" xlink:type="simple"/>
    <meta:editing-cycles>2</meta:editing-cycles>
    <meta:editing-duration>PT0S</meta:editing-duration>
    <meta:document-statistic meta:page-count="4" meta:paragraph-count="7" meta:word-count="560" meta:character-count="3749" meta:row-count="26" meta:non-whitespace-character-count="3196"/>
  </office:meta>
</office:document-meta>
</file>